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684" officeooo:paragraph-rsid="0012c684"/>
    </style:style>
    <style:style style:name="P2" style:family="paragraph" style:parent-style-name="Standard">
      <style:text-properties officeooo:rsid="0012c684" officeooo:paragraph-rsid="0012c684"/>
    </style:style>
    <style:style style:name="P3" style:family="paragraph" style:parent-style-name="Standard">
      <style:text-properties officeooo:rsid="0012eee5" officeooo:paragraph-rsid="0012ee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20/2021</text:p>
      <text:p text:style-name="P1"/>
      <text:p text:style-name="P1">Just before making serializers, I was wondering if I need to make a separate API for the ingredients. Because you should be able to populate them from a big list of ingredients and they shouldn’t delete on cascade. </text:p>
      <text:p text:style-name="P1"/>
      <text:p text:style-name="P3">I now realized it should be many-to-many. So I’ll change that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3:09:11.558697957</meta:creation-date>
    <meta:generator>LibreOffice/6.4.6.2$Linux_X86_64 LibreOffice_project/40$Build-2</meta:generator>
    <dc:date>2021-03-30T14:01:41.154132813</dc:date>
    <meta:editing-duration>PT1M43S</meta:editing-duration>
    <meta:editing-cycles>2</meta:editing-cycles>
    <meta:document-statistic meta:table-count="0" meta:image-count="0" meta:object-count="0" meta:page-count="1" meta:paragraph-count="3" meta:word-count="50" meta:character-count="287" meta:non-whitespace-character-count="238"/>
  </office:meta>
</office:document-meta>
</file>